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ahoma1" svg:font-family="Tahoma"/>
    <style:font-face style:name="Lucida Sans Unicode" svg:font-family="'Lucida Sans Unicode'" style:font-pitch="variable"/>
    <style:font-face style:name="Mincho" svg:font-family="Mincho" style:font-pitch="variable"/>
    <style:font-face style:name="Tahoma" svg:font-family="Tahoma" style:font-pitch="variable"/>
    <style:font-face style:name="Arial1" svg:font-family="Arial"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justify" style:justify-single-word="false">
        <style:tab-stops>
          <style:tab-stop style:position="0.002in"/>
          <style:tab-stop style:position="0.502in"/>
          <style:tab-stop style:position="1.002in"/>
          <style:tab-stop style:position="1.502in"/>
          <style:tab-stop style:position="2.002in"/>
          <style:tab-stop style:position="2.502in"/>
          <style:tab-stop style:position="3.002in"/>
          <style:tab-stop style:position="3.502in"/>
          <style:tab-stop style:position="4.002in"/>
          <style:tab-stop style:position="4.502in"/>
          <style:tab-stop style:position="5.002in"/>
          <style:tab-stop style:position="5.502in"/>
        </style:tab-stops>
      </style:paragraph-properties>
      <style:text-properties fo:font-size="14pt" fo:font-weight="bold" style:font-size-asian="14pt" style:font-weight-asian="bold"/>
    </style:style>
    <style:style style:name="P3" style:family="paragraph" style:parent-style-name="Standard">
      <style:paragraph-properties fo:text-align="justify" style:justify-single-word="false">
        <style:tab-stops>
          <style:tab-stop style:position="0.002in"/>
          <style:tab-stop style:position="0.502in"/>
          <style:tab-stop style:position="1.002in"/>
          <style:tab-stop style:position="1.502in"/>
          <style:tab-stop style:position="2.002in"/>
          <style:tab-stop style:position="2.502in"/>
          <style:tab-stop style:position="3.002in"/>
          <style:tab-stop style:position="3.502in"/>
          <style:tab-stop style:position="4.002in"/>
          <style:tab-stop style:position="4.502in"/>
          <style:tab-stop style:position="5.002in"/>
          <style:tab-stop style:position="5.502in"/>
        </style:tab-stops>
      </style:paragraph-properties>
      <style:text-properties fo:font-size="14pt" style:font-size-asian="14pt"/>
    </style:style>
    <style:style style:name="P4" style:family="paragraph" style:parent-style-name="Standard">
      <style:paragraph-properties fo:text-align="justify" style:justify-single-word="false" fo:orphans="0" fo:widows="0">
        <style:tab-stops>
          <style:tab-stop style:position="0.002in"/>
          <style:tab-stop style:position="0.502in"/>
          <style:tab-stop style:position="1.002in"/>
          <style:tab-stop style:position="1.502in"/>
          <style:tab-stop style:position="2.002in"/>
          <style:tab-stop style:position="2.502in"/>
          <style:tab-stop style:position="3.002in"/>
          <style:tab-stop style:position="3.502in"/>
          <style:tab-stop style:position="4.002in"/>
          <style:tab-stop style:position="4.502in"/>
          <style:tab-stop style:position="5.002in"/>
          <style:tab-stop style:position="5.502in"/>
        </style:tab-stops>
      </style:paragraph-properties>
      <style:text-properties fo:font-size="14pt" style:font-size-asian="14pt"/>
    </style:style>
    <style:style style:name="P5" style:family="paragraph" style:parent-style-name="Standard">
      <style:paragraph-properties>
        <style:tab-stops>
          <style:tab-stop style:position="0.002in"/>
          <style:tab-stop style:position="0.502in"/>
          <style:tab-stop style:position="1.002in"/>
          <style:tab-stop style:position="1.502in"/>
          <style:tab-stop style:position="2.002in"/>
          <style:tab-stop style:position="2.502in"/>
          <style:tab-stop style:position="3.002in"/>
          <style:tab-stop style:position="3.502in"/>
          <style:tab-stop style:position="4.002in"/>
          <style:tab-stop style:position="4.502in"/>
          <style:tab-stop style:position="5.002in"/>
          <style:tab-stop style:position="5.502in"/>
        </style:tab-stops>
      </style:paragraph-properties>
      <style:text-properties fo:font-size="14pt" style:font-size-asian="14pt"/>
    </style:style>
    <style:style style:name="P6" style:family="paragraph" style:parent-style-name="Standard">
      <style:paragraph-properties fo:text-align="justify" style:justify-single-word="false" fo:orphans="0" fo:widows="0">
        <style:tab-stops>
          <style:tab-stop style:position="0.002in"/>
          <style:tab-stop style:position="0.502in"/>
          <style:tab-stop style:position="1.002in"/>
          <style:tab-stop style:position="1.502in"/>
          <style:tab-stop style:position="2.002in"/>
          <style:tab-stop style:position="2.502in"/>
          <style:tab-stop style:position="3.002in"/>
          <style:tab-stop style:position="3.502in"/>
          <style:tab-stop style:position="4.002in"/>
          <style:tab-stop style:position="4.502in"/>
          <style:tab-stop style:position="5.002in"/>
          <style:tab-stop style:position="5.502in"/>
        </style:tab-stops>
      </style:paragraph-properties>
      <style:text-properties fo:font-size="14pt" fo:font-style="italic" style:font-size-asian="14pt" style:font-style-asian="italic"/>
    </style:style>
    <style:style style:name="P7" style:family="paragraph" style:parent-style-name="Standard">
      <style:paragraph-properties fo:text-align="justify" style:justify-single-word="false">
        <style:tab-stops>
          <style:tab-stop style:position="0.002in"/>
          <style:tab-stop style:position="0.502in"/>
          <style:tab-stop style:position="1.002in"/>
          <style:tab-stop style:position="1.502in"/>
          <style:tab-stop style:position="2.002in"/>
          <style:tab-stop style:position="2.502in"/>
          <style:tab-stop style:position="3.002in"/>
          <style:tab-stop style:position="3.502in"/>
          <style:tab-stop style:position="4.002in"/>
          <style:tab-stop style:position="4.502in"/>
          <style:tab-stop style:position="5.002in"/>
          <style:tab-stop style:position="5.502in"/>
        </style:tab-stops>
      </style:paragraph-properties>
      <style:text-properties fo:font-size="11pt" fo:font-style="italic" style:font-size-asian="11pt" style:font-style-asian="italic"/>
    </style:style>
    <style:style style:name="P8" style:family="paragraph" style:parent-style-name="Standard">
      <style:paragraph-properties fo:text-align="center" style:justify-single-word="false">
        <style:tab-stops>
          <style:tab-stop style:position="0.002in"/>
          <style:tab-stop style:position="0.502in"/>
          <style:tab-stop style:position="1.002in"/>
          <style:tab-stop style:position="1.502in"/>
          <style:tab-stop style:position="2.002in"/>
          <style:tab-stop style:position="2.502in"/>
          <style:tab-stop style:position="3.002in"/>
          <style:tab-stop style:position="3.502in"/>
          <style:tab-stop style:position="4.002in"/>
          <style:tab-stop style:position="4.502in"/>
          <style:tab-stop style:position="5.002in"/>
          <style:tab-stop style:position="5.502in"/>
        </style:tab-stops>
      </style:paragraph-properties>
      <style:text-properties fo:font-size="11pt" fo:font-weight="bold" style:font-size-asian="11pt" style:font-weight-asian="bold"/>
    </style:style>
    <style:style style:name="P9" style:family="paragraph" style:parent-style-name="Standard">
      <style:paragraph-properties fo:text-align="justify" style:justify-single-word="false">
        <style:tab-stops>
          <style:tab-stop style:position="0.002in"/>
          <style:tab-stop style:position="0.502in"/>
          <style:tab-stop style:position="1.002in"/>
          <style:tab-stop style:position="1.502in"/>
          <style:tab-stop style:position="2.002in"/>
          <style:tab-stop style:position="2.502in"/>
          <style:tab-stop style:position="3.002in"/>
          <style:tab-stop style:position="3.502in"/>
          <style:tab-stop style:position="4.002in"/>
          <style:tab-stop style:position="4.502in"/>
          <style:tab-stop style:position="5.002in"/>
          <style:tab-stop style:position="5.502in"/>
        </style:tab-stops>
      </style:paragraph-properties>
      <style:text-properties fo:font-size="11pt" style:font-size-asian="11pt"/>
    </style:style>
    <style:style style:name="P10" style:family="paragraph" style:parent-style-name="Standard">
      <loext:graphic-properties draw:fill="solid" draw:fill-color="#bfbfbf" draw:opacity="100%"/>
      <style:paragraph-properties fo:text-align="justify" style:justify-single-word="false" fo:background-color="#bfbfbf">
        <style:tab-stops>
          <style:tab-stop style:position="0.002in"/>
          <style:tab-stop style:position="0.502in"/>
          <style:tab-stop style:position="1.002in"/>
          <style:tab-stop style:position="1.502in"/>
          <style:tab-stop style:position="2.002in"/>
          <style:tab-stop style:position="2.502in"/>
          <style:tab-stop style:position="3.002in"/>
          <style:tab-stop style:position="3.502in"/>
          <style:tab-stop style:position="4.002in"/>
          <style:tab-stop style:position="4.502in"/>
          <style:tab-stop style:position="5.002in"/>
          <style:tab-stop style:position="5.502in"/>
        </style:tab-stops>
      </style:paragraph-properties>
      <style:text-properties fo:font-size="3pt" style:font-size-asian="3pt"/>
    </style:style>
    <style:style style:name="P11" style:family="paragraph" style:parent-style-name="Standard">
      <loext:graphic-properties draw:fill="solid" draw:fill-color="#bfbfbf" draw:opacity="100%"/>
      <style:paragraph-properties fo:text-align="justify" style:justify-single-word="false" fo:orphans="0" fo:widows="0" fo:background-color="#bfbfbf">
        <style:tab-stops>
          <style:tab-stop style:position="0.002in"/>
          <style:tab-stop style:position="0.502in"/>
          <style:tab-stop style:position="1.002in"/>
          <style:tab-stop style:position="1.502in"/>
          <style:tab-stop style:position="2.002in"/>
          <style:tab-stop style:position="2.502in"/>
          <style:tab-stop style:position="3.002in"/>
          <style:tab-stop style:position="3.502in"/>
          <style:tab-stop style:position="4.002in"/>
          <style:tab-stop style:position="4.502in"/>
          <style:tab-stop style:position="5.002in"/>
          <style:tab-stop style:position="5.502in"/>
        </style:tab-stops>
      </style:paragraph-properties>
      <style:text-properties fo:font-size="3pt" fo:font-style="italic" style:font-size-asian="3pt" style:font-style-asian="italic"/>
    </style:style>
    <style:style style:name="P12" style:family="paragraph" style:parent-style-name="Standard">
      <style:paragraph-properties fo:text-align="center" style:justify-single-word="false">
        <style:tab-stops>
          <style:tab-stop style:position="0.002in"/>
          <style:tab-stop style:position="0.502in"/>
          <style:tab-stop style:position="1.002in"/>
          <style:tab-stop style:position="1.502in"/>
          <style:tab-stop style:position="2.002in"/>
          <style:tab-stop style:position="2.502in"/>
          <style:tab-stop style:position="3.002in"/>
          <style:tab-stop style:position="3.502in"/>
          <style:tab-stop style:position="4.002in"/>
          <style:tab-stop style:position="4.502in"/>
          <style:tab-stop style:position="5.002in"/>
          <style:tab-stop style:position="5.502in"/>
        </style:tab-stops>
      </style:paragraph-properties>
      <style:text-properties fo:font-size="4pt" style:font-size-asian="4pt"/>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ab-stops>
          <style:tab-stop style:position="0.002in"/>
          <style:tab-stop style:position="0.502in"/>
          <style:tab-stop style:position="1.002in"/>
          <style:tab-stop style:position="1.502in"/>
          <style:tab-stop style:position="2.002in"/>
          <style:tab-stop style:position="2.502in"/>
          <style:tab-stop style:position="3.002in"/>
          <style:tab-stop style:position="3.502in"/>
          <style:tab-stop style:position="4.002in"/>
          <style:tab-stop style:position="4.502in"/>
          <style:tab-stop style:position="5.002in"/>
          <style:tab-stop style:position="5.502in"/>
        </style:tab-stops>
      </style:paragraph-properties>
    </style:style>
    <style:style style:name="P15" style:family="paragraph" style:parent-style-name="Standard">
      <style:paragraph-properties fo:text-align="justify" style:justify-single-word="false"/>
      <style:text-properties style:font-name="Arial1" fo:font-size="11pt" style:font-size-asian="11pt" style:font-name-complex="Arial1" style:font-size-complex="11pt"/>
    </style:style>
    <style:style style:name="P16" style:family="paragraph" style:parent-style-name="Footnote">
      <style:paragraph-properties fo:margin-left="0.0209in" fo:margin-right="0in" fo:text-align="justify" style:justify-single-word="false" fo:text-indent="0in" style:auto-text-indent="false">
        <style:tab-stops/>
      </style:paragraph-properties>
    </style:style>
    <style:style style:name="P17" style:family="paragraph" style:parent-style-name="Standard">
      <style:paragraph-properties fo:text-align="center" style:justify-single-word="false" fo:break-before="page">
        <style:tab-stops>
          <style:tab-stop style:position="0.002in"/>
          <style:tab-stop style:position="0.502in"/>
          <style:tab-stop style:position="1.002in"/>
          <style:tab-stop style:position="1.502in"/>
          <style:tab-stop style:position="2.002in"/>
          <style:tab-stop style:position="2.502in"/>
          <style:tab-stop style:position="3.002in"/>
          <style:tab-stop style:position="3.502in"/>
          <style:tab-stop style:position="4.002in"/>
          <style:tab-stop style:position="4.502in"/>
          <style:tab-stop style:position="5.002in"/>
          <style:tab-stop style:position="5.502in"/>
        </style:tab-stops>
      </style:paragraph-properties>
      <style:text-properties fo:font-size="14pt" fo:font-weight="bold" style:font-size-asian="14pt" style:font-weight-asian="bold"/>
    </style:style>
    <style:style style:name="P18" style:family="paragraph" style:parent-style-name="WW-Body_20_Text_20_2">
      <style:paragraph-properties fo:line-height="100%">
        <style:tab-stops>
          <style:tab-stop style:position="0.002in"/>
          <style:tab-stop style:position="0.502in"/>
          <style:tab-stop style:position="1.002in"/>
          <style:tab-stop style:position="1.502in"/>
          <style:tab-stop style:position="2.002in"/>
          <style:tab-stop style:position="2.502in"/>
          <style:tab-stop style:position="3.002in"/>
          <style:tab-stop style:position="3.502in"/>
          <style:tab-stop style:position="4.002in"/>
          <style:tab-stop style:position="4.502in"/>
          <style:tab-stop style:position="5.002in"/>
          <style:tab-stop style:position="5.502in"/>
        </style:tab-stops>
      </style:paragraph-properties>
    </style:style>
    <style:style style:name="P19" style:family="paragraph" style:parent-style-name="Footnote">
      <style:paragraph-properties fo:margin-left="0.0102in" fo:margin-right="0in" fo:text-align="justify" style:justify-single-word="false" fo:text-indent="0.0102in" style:auto-text-indent="false">
        <style:tab-stops/>
      </style:paragraph-properties>
    </style:style>
    <style:style style:name="P20" style:family="paragraph" style:parent-style-name="Text_20_body">
      <style:paragraph-properties fo:text-align="justify" style:justify-single-word="false">
        <style:tab-stops>
          <style:tab-stop style:position="0.002in"/>
          <style:tab-stop style:position="0.502in"/>
          <style:tab-stop style:position="1.002in"/>
          <style:tab-stop style:position="1.502in"/>
          <style:tab-stop style:position="2.002in"/>
          <style:tab-stop style:position="2.502in"/>
          <style:tab-stop style:position="3.002in"/>
          <style:tab-stop style:position="3.502in"/>
          <style:tab-stop style:position="4.002in"/>
          <style:tab-stop style:position="4.502in"/>
          <style:tab-stop style:position="5.002in"/>
          <style:tab-stop style:position="5.502in"/>
        </style:tab-stops>
      </style:paragraph-properties>
      <style:text-properties fo:font-size="11pt" style:font-size-asian="11pt"/>
    </style:style>
    <style:style style:name="P21" style:family="paragraph" style:parent-style-name="WW-Body_20_Text_20_3">
      <style:paragraph-properties fo:line-height="100%">
        <style:tab-stops>
          <style:tab-stop style:position="0.002in"/>
          <style:tab-stop style:position="0.502in"/>
          <style:tab-stop style:position="1.002in"/>
          <style:tab-stop style:position="1.502in"/>
          <style:tab-stop style:position="2.002in"/>
          <style:tab-stop style:position="2.502in"/>
          <style:tab-stop style:position="3.002in"/>
          <style:tab-stop style:position="3.502in"/>
          <style:tab-stop style:position="4.002in"/>
          <style:tab-stop style:position="4.502in"/>
          <style:tab-stop style:position="5.002in"/>
          <style:tab-stop style:position="5.502in"/>
        </style:tab-stops>
      </style:paragraph-properties>
      <style:text-properties fo:font-size="11pt" fo:font-style="normal" style:font-size-asian="11pt" style:font-style-asian="normal"/>
    </style:style>
    <style:style style:name="P22" style:family="paragraph" style:parent-style-name="Footnote">
      <style:paragraph-properties fo:margin-left="0.0102in" fo:margin-right="0in" fo:text-align="justify" style:justify-single-word="false" fo:text-indent="-0.0102in" style:auto-text-indent="false">
        <style:tab-stops/>
      </style:paragraph-properties>
    </style:style>
    <style:style style:name="P23" style:family="paragraph" style:parent-style-name="Standard" style:master-page-name="First_20_Page">
      <style:paragraph-properties fo:text-align="center" style:justify-single-word="false" style:page-number="auto">
        <style:tab-stops>
          <style:tab-stop style:position="0.002in"/>
          <style:tab-stop style:position="0.502in"/>
          <style:tab-stop style:position="1.002in"/>
          <style:tab-stop style:position="1.502in"/>
          <style:tab-stop style:position="2.002in"/>
          <style:tab-stop style:position="2.502in"/>
          <style:tab-stop style:position="3.002in"/>
          <style:tab-stop style:position="3.502in"/>
          <style:tab-stop style:position="4.002in"/>
          <style:tab-stop style:position="4.502in"/>
          <style:tab-stop style:position="5.002in"/>
          <style:tab-stop style:position="5.502in"/>
        </style:tab-stops>
      </style:paragraph-properties>
      <style:text-properties fo:font-size="14pt" fo:font-weight="bold" style:font-size-asian="14pt" style:font-weight-asian="bold"/>
    </style:style>
    <style:style style:name="P24" style:family="paragraph" style:parent-style-name="Footnote">
      <style:paragraph-properties fo:margin-left="0in" fo:margin-right="0in" fo:text-align="justify" style:justify-single-word="false" fo:text-indent="0.0102in" style:auto-text-indent="false">
        <style:tab-stops/>
      </style:paragraph-properties>
      <style:text-properties fo:font-size="11pt" style:font-size-asian="11pt" style:font-size-complex="11pt"/>
    </style:style>
    <style:style style:name="P25" style:family="paragraph" style:parent-style-name="Footnote">
      <style:paragraph-properties fo:margin-left="0.0102in" fo:margin-right="0in" fo:text-align="justify" style:justify-single-word="false" fo:text-indent="0in" style:auto-text-indent="false">
        <style:tab-stops/>
      </style:paragraph-properties>
      <style:text-properties fo:font-size="11pt" style:font-size-asian="11pt" style:font-size-complex="11pt"/>
    </style:style>
    <style:style style:name="P26" style:family="paragraph" style:parent-style-name="Heading_20_4">
      <style:paragraph-properties>
        <style:tab-stops>
          <style:tab-stop style:position="0.002in"/>
          <style:tab-stop style:position="0.502in"/>
          <style:tab-stop style:position="1.002in"/>
          <style:tab-stop style:position="1.502in"/>
          <style:tab-stop style:position="2.002in"/>
          <style:tab-stop style:position="2.502in"/>
          <style:tab-stop style:position="3.002in"/>
          <style:tab-stop style:position="3.502in"/>
          <style:tab-stop style:position="4.002in"/>
          <style:tab-stop style:position="4.502in"/>
          <style:tab-stop style:position="5.002in"/>
          <style:tab-stop style:position="5.502in"/>
        </style:tab-stops>
      </style:paragraph-properties>
    </style:style>
    <style:style style:name="P27" style:family="paragraph" style:parent-style-name="Heading_20_2">
      <style:paragraph-properties fo:text-align="center" style:justify-single-word="false">
        <style:tab-stops>
          <style:tab-stop style:position="0.002in"/>
          <style:tab-stop style:position="0.502in"/>
          <style:tab-stop style:position="1.002in"/>
          <style:tab-stop style:position="1.502in"/>
          <style:tab-stop style:position="2.002in"/>
          <style:tab-stop style:position="2.502in"/>
          <style:tab-stop style:position="3.002in"/>
          <style:tab-stop style:position="3.502in"/>
          <style:tab-stop style:position="4.002in"/>
          <style:tab-stop style:position="4.502in"/>
          <style:tab-stop style:position="5.002in"/>
          <style:tab-stop style:position="5.502in"/>
        </style:tab-stops>
      </style:paragraph-properties>
      <style:text-properties fo:font-weight="normal" style:font-weight-asian="normal"/>
    </style:style>
    <style:style style:name="P28" style:family="paragraph" style:parent-style-name="Heading_20_2">
      <style:paragraph-properties fo:text-align="center" style:justify-single-word="false">
        <style:tab-stops>
          <style:tab-stop style:position="0.002in"/>
          <style:tab-stop style:position="0.502in"/>
          <style:tab-stop style:position="1.002in"/>
          <style:tab-stop style:position="1.502in"/>
          <style:tab-stop style:position="2.002in"/>
          <style:tab-stop style:position="2.502in"/>
          <style:tab-stop style:position="3.002in"/>
          <style:tab-stop style:position="3.502in"/>
          <style:tab-stop style:position="4.002in"/>
          <style:tab-stop style:position="4.502in"/>
          <style:tab-stop style:position="5.002in"/>
          <style:tab-stop style:position="5.502in"/>
        </style:tab-stops>
      </style:paragraph-properties>
      <style:text-properties fo:font-size="11pt" style:font-size-asian="11pt"/>
    </style:style>
    <style:style style:name="T1" style:family="text">
      <style:text-properties style:text-position="super 58%"/>
    </style:style>
    <style:style style:name="T2" style:family="text">
      <style:text-properties style:text-position="super 58%" fo:font-size="11pt" style:font-size-asian="11pt" style:font-size-complex="11pt"/>
    </style:style>
    <style:style style:name="T3" style:family="text">
      <style:text-properties fo:font-size="11pt" style:font-size-asian="11pt"/>
    </style:style>
    <style:style style:name="T4" style:family="text">
      <style:text-properties fo:font-size="11pt" style:font-size-asian="11pt" style:font-size-complex="11pt"/>
    </style:style>
    <style:style style:name="T5" style:family="text">
      <style:text-properties fo:font-size="11pt" fo:font-style="italic" style:font-size-asian="11pt" style:font-style-asian="italic"/>
    </style:style>
    <style:style style:name="T6" style:family="text">
      <style:text-properties style:font-name="Arial1" fo:font-size="11pt" style:font-size-asian="11pt" style:font-name-complex="Arial1" style:font-size-complex="11pt"/>
    </style:style>
    <style:style style:name="T7" style:family="text">
      <style:text-properties fo:font-style="italic" style:font-style-asian="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PRETTY ONES</text:p>
      <text:p text:style-name="P2"/>
      <text:p text:style-name="P7">This article was written as a tribute to the Allahabd High Court on its 125<text:span text:style-name="T1">th</text:span> anniversary, when I was a practising lawyer. It <text:s/>traces history of ‘Person’ clause cases where women claimed equal rights with men and Allahabad High Court which <text:s/>has the distinction of enrolling first woman advocate under ‘Person’ clause <text:s/>when its order was not upset. </text:p>
      <text:p text:style-name="P10"/>
      <text:p text:style-name="P3"/>
      <text:p text:style-name="P18">lawyers, and administrators, all over Indi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ahoma1" svg:font-family="Tahoma"/>
    <style:font-face style:name="Lucida Sans Unicode" svg:font-family="'Lucida Sans Unicode'" style:font-pitch="variable"/>
    <style:font-face style:name="Mincho" svg:font-family="Mincho" style:font-pitch="variable"/>
    <style:font-face style:name="Tahoma" svg:font-family="Tahoma" style:font-pitch="variable"/>
    <style:font-face style:name="Arial1" svg:font-family="Arial"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GB"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ncho" style:font-family-asian="Mincho" style:font-pitch-asian="variable" style:font-size-asian="14pt" style:font-name-complex="Tahoma" style:font-family-complex="Tahoma" style:font-pitch-complex="variable" style:font-size-complex="14pt"/>
    </style:style>
    <style:style style:name="Heading_20_2" style:display-name="Heading 2" style:family="paragraph" style:parent-style-name="Standard" style:next-style-name="Standard" style:default-outline-level="2" style:class="text">
      <style:paragraph-properties fo:margin-left="0in" fo:margin-right="0in" fo:text-align="justify" style:justify-single-word="false" fo:text-indent="0in" style:auto-text-indent="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left="0in" fo:margin-right="0in" fo:text-align="center" style:justify-single-word="false" fo:text-indent="0in" style:auto-text-indent="false" fo:keep-with-next="alway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font-size="11pt" fo:font-weight="bold" style:font-size-asian="11pt" style:font-weight-asian="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WW-Body_20_Text_20_2" style:display-name="WW-Body Text 2" style:family="paragraph" style:parent-style-name="Standard">
      <style:paragraph-properties fo:line-height="150%" fo:text-align="justify" style:justify-single-word="false"/>
      <style:text-properties fo:font-size="11pt" style:font-size-asian="11pt"/>
    </style:style>
    <style:style style:name="WW-Body_20_Text_20_3" style:display-name="WW-Body Text 3" style:family="paragraph" style:parent-style-name="Standard">
      <style:paragraph-properties fo:line-height="150%"/>
      <style:text-properties fo:font-size="12pt" fo:language="en" fo:country="US" fo:font-style="italic" style:font-size-asian="12pt" style:font-style-asian="italic"/>
    </style:style>
    <style:style style:name="Footnote_20_Symbol" style:display-name="Footnote Symbol" style:family="text" style:parent-style-name="WW-Default_20_Paragraph_20_Font">
      <style:text-properties style:text-position="super 58%"/>
    </style:style>
    <style:style style:name="Footnote_20_anchor" style:display-name="Footnote anchor" style:family="text">
      <style:text-properties style:text-position="super 58%"/>
    </style:style>
    <style:style style:name="WW-Default_20_Paragraph_20_Font" style:display-name="WW-Default Paragraph Font"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8.5in" fo:page-height="14.002in" style:num-format="1" style:print-orientation="portrait" fo:margin-top="1.378in" fo:margin-bottom="1.9689in" fo:margin-left="1.5752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2">
      <style:page-layout-properties fo:page-width="8.5in" fo:page-height="14.002in" style:num-format="1" style:print-orientation="portrait" fo:margin-top="1.378in" fo:margin-bottom="1.9689in" fo:margin-left="1.5752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6</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PRETTY ONES</dc:title>
    <dc:description>This article was written as a tribute to the Allahabd High Court on its 125th anniversary, when I was a practising lawyer. It  traces history of ‘Person’ clause cases where women claimed equal rights with men and Allahabad High Court which  has the distinction of enrolling first woman advocate under ‘Person’ clause  when its order was not upset. </dc:description>
    <dc:subject>Gender Justice</dc:subject>
    <meta:creation-date>2005-12-09T08:59:11</meta:creation-date>
    <dc:date>2017-12-08T17:44:24.777650953</dc:date>
    <meta:keyword>Personal Clause cases Cornelia Sorabji Allahabad High Court</meta:keyword>
    <dc:language>en-GB</dc:language>
    <meta:editing-cycles>16</meta:editing-cycles>
    <meta:editing-duration>PT11H57M11S</meta:editing-duration>
    <meta:document-statistic meta:table-count="0" meta:image-count="0" meta:object-count="0" meta:page-count="1" meta:paragraph-count="4" meta:word-count="67" meta:character-count="405" meta:non-whitespace-character-count="337"/>
    <meta:user-defined meta:name="Info 1"/>
    <meta:user-defined meta:name="Info 2"/>
    <meta:user-defined meta:name="Info 3"/>
    <meta:user-defined meta:name="Info 4"/>
    <meta:template xlink:type="simple" xlink:actuate="onRequest" xlink:title="default" xlink:href="../../.openoffice.org2/user/template/default.ott" meta:date="2005-12-09T08:59:11"/>
  </office:meta>
</office:document-meta>
</file>